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DBA36DC0367F30B7.png" manifest:media-type="image/png"/>
  <manifest:file-entry manifest:full-path="Pictures/100008D2000035050000350571766E4D39DDDFF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860d" draw:secondary-fill-color="#d4ea6b" draw:opacity="100%" draw:textarea-horizontal-align="center" draw:textarea-vertical-align="middle" draw:auto-grow-height="false" draw:fit-to-size="false" style:shrink-to-fit="false" fo:min-height="4.826cm" fo:min-width="5.085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860d" draw:secondary-fill-color="#d4ea6b" draw:opacity="100%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D2000035050000350571766E4D39DDDFF3.svg" xlink:type="simple" xlink:show="embed" xlink:actuate="onLoad" draw:mime-type="image/svg+xml">
            <text:p/>
          </draw:image>
          <draw:image xlink:href="Pictures/100000010000020100000201DBA36DC0367F30B7.png" xlink:type="simple" xlink:show="embed" xlink:actuate="onLoad" draw:mime-type="image/png"/>
        </draw:frame>
        <draw:custom-shape draw:name="Shadow-blue" draw:style-name="gr2" draw:text-style-name="P3" draw:layer="layout" svg:width="5.715cm" svg:height="5.215cm" svg:x="2.052cm" svg:y="4.587cm">
          <text:p text:style-name="P2"><text:span text:style-name="T1">Json</text:span></text:p>
          <text:p text:style-name="P2"><text:span text:style-name="T1">{.}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0:38:16.456855260</dc:date>
    <meta:editing-duration>PT1M43S</meta:editing-duration>
    <meta:editing-cycles>2</meta:editing-cycles>
    <meta:generator>LibreOffice/7.6.2.1$Linux_X86_64 LibreOffice_project/60$Build-1</meta:generator>
    <meta:document-statistic meta:object-count="2"/>
  </office:meta>
</office:document-meta>
</file>